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Bildarchiv Skript Notizen</text:span></text:p>
      <text:p text:style-name="Standard"><text:span text:style-name="T3">PRIO I</text:span></text:p>
      <text:p text:style-name="Standard">Was ist kaputt?</text:p>
      <text:p text:style-name="Standard">→ eigenes Skript</text:p>
      <text:p text:style-name="Standard">→</text:p>
      <text:p text:style-name="Standard">Was ist doppelt?</text:p>
      <text:p text:style-name="Standard">→ eigenes Skript</text:p>
      <text:p text:style-name="Standard">Checksums berechnen und überprüfen.</text:p>
      <text:p text:style-name="Standard">→ Fixity Pro</text:p>
      <text:p text:style-name="Standard"/>
      <text:p text:style-name="P4">PRIO II</text:p>
      <text:p text:style-name="Standard">Welche Dateiformate gibt<text:s/>es aktuell? In welcher Spezifikation?</text:p>
      <text:p text:style-name="Standard">Automatisiert dateiformat ändern?</text:p>
      <text:p text:style-name="Standard">LZA/ZIP Komprimierung?</text:p>
      <text:p text:style-name="Standard"/>
      <text:p text:style-name="P5">PRIO III</text:p>
      <text:p text:style-name="Standard">Welche Metadatenfelder soll es geben?</text:p>
      <text:p text:style-name="Standard">Kann man metadaten eintragen automatisiert?</text:p>
      <text:p text:style-name="Standard">→ <text:s/>vermutlich XNViewMP</text:p>
      <text:p text:style-name="Standard"/>
      <text:p text:style-name="Standard">?<text:s/></text:p>
      <text:p text:style-name="Standard">Wie läuft das Rückspielen von der<text:s/>Sicherung?<text:s/></text:p>
      <text:p text:style-name="Standard">Wo gibt es überall Bilder?</text:p>
      <text:p text:style-name="Standard"/>
      <text:h text:style-name="Überschrift2" text:outline-level="2">Fragen</text:h>
      <text:p text:style-name="Standard">Wie läuft der Workflow, hat Claudia das erstmal als RAW? Und es wird dann zu TIFF umgewandelt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trin Reder-Zirkelbach</meta:initial-creator>
    <dc:creator>Reder-Zirkelbach@herder.uni-marburg.de</dc:creator>
    <meta:creation-date>2022-02-04T15:33:00Z</meta:creation-date>
    <dc:date>2022-04-05T09:43:00Z</dc:date>
    <meta:template xlink:href="Normal.dotm" xlink:type="simple"/>
    <meta:editing-cycles>5</meta:editing-cycles>
    <meta:editing-duration>PT0S</meta:editing-duration>
    <meta:document-statistic meta:page-count="1" meta:paragraph-count="1" meta:word-count="78" meta:character-count="574" meta:row-count="4" meta:non-whitespace-character-count="497"/>
  </office:meta>
</office:document-meta>
</file>